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it" fo:country="IT" fo:font-weight="normal" officeooo:paragraph-rsid="0067668e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it" fo:country="IT" fo:font-weight="normal" officeooo:paragraph-rsid="006ab2f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it" fo:country="IT" fo:font-weight="normal" officeooo:paragraph-rsid="006b580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it" fo:country="IT" fo:font-weight="normal" officeooo:paragraph-rsid="0070ffd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7213f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88973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8c7325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it" fo:country="IT" fo:font-weight="normal" officeooo:paragraph-rsid="004e077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it" fo:country="IT" fo:font-weight="normal" officeooo:paragraph-rsid="004ec01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31" style:family="paragraph" style:parent-style-name="Standard">
      <style:text-properties officeooo:paragraph-rsid="00263426"/>
    </style:style>
    <style:style style:name="P32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Liberation Serif" fo:font-size="14pt" fo:language="it" fo:country="IT" fo:font-weight="bold" officeooo:paragraph-rsid="008c7325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Liberation Serif" fo:font-size="12pt" fo:language="it" fo:country="IT" fo:font-weight="normal" officeooo:paragraph-rsid="008c7325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Monospace" fo:font-size="10pt" fo:language="it" fo:country="IT" fo:font-weight="normal" officeooo:paragraph-rsid="006875fc" style:font-size-asian="10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Monospace" fo:font-size="10pt" officeooo:paragraph-rsid="006875fc" style:font-size-asian="10pt"/>
    </style:style>
    <style:style style:name="P37" style:family="paragraph" style:parent-style-name="Standard">
      <style:text-properties fo:color="#000000" style:font-name="Monospace" fo:font-size="10pt" officeooo:paragraph-rsid="008c7325" style:font-size-asian="10pt"/>
    </style:style>
    <style:style style:name="P38" style:family="paragraph" style:parent-style-name="Standard">
      <style:text-properties fo:color="#000000" style:font-name="Monospace"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4ec013"/>
    </style:style>
    <style:style style:name="P40" style:family="paragraph" style:parent-style-name="Standard">
      <style:text-properties officeooo:paragraph-rsid="005f0acd"/>
    </style:style>
    <style:style style:name="P41" style:family="paragraph" style:parent-style-name="Standard">
      <style:text-properties officeooo:paragraph-rsid="006875fc"/>
    </style:style>
    <style:style style:name="P42" style:family="paragraph" style:parent-style-name="Standard">
      <style:text-properties officeooo:paragraph-rsid="008c7325"/>
    </style:style>
    <style:style style:name="P4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46" style:family="paragraph" style:parent-style-name="Standard" style:list-style-name="L1">
      <style:text-properties officeooo:paragraph-rsid="0026a2f8"/>
    </style:style>
    <style:style style:name="P47" style:family="paragraph" style:parent-style-name="Standard" style:list-style-name="L2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48" style:family="paragraph" style:parent-style-name="Standard" style:list-style-name="L2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49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50" style:family="paragraph" style:parent-style-name="Standard" style:list-style-name="L4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51" style:family="paragraph" style:parent-style-name="Standard" style:list-style-name="L4">
      <style:text-properties fo:color="#000000" style:font-name="DejaVu Serif" fo:font-size="10.5pt" officeooo:paragraph-rsid="002f4972" style:font-name-asian="AR PL UMing HK1" style:font-size-asian="10.5pt" style:font-name-complex="Lohit Devanagari2" style:font-size-complex="10.5pt"/>
    </style:style>
    <style:style style:name="P52" style:family="paragraph" style:parent-style-name="Standard" style:list-style-name="L2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53" style:family="paragraph" style:parent-style-name="Standard" style:list-style-name="L4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54" style:family="paragraph" style:parent-style-name="Standard" style:list-style-name="L4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2" style:font-size-complex="10.5pt" style:font-weight-complex="normal"/>
    </style:style>
    <style:style style:name="P55" style:family="paragraph" style:parent-style-name="Standard" style:list-style-name="L6">
      <style:text-properties fo:color="#000000"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style:font-name="Liberation Serif" fo:font-size="12pt" fo:language="it" fo:country="IT" fo:font-weight="normal" officeooo:paragraph-rsid="008c7325" style:font-size-asian="12pt" style:font-weight-asian="normal" style:font-size-complex="12pt" style:font-weight-complex="normal"/>
    </style:style>
    <style:style style:name="P57" style:family="paragraph" style:parent-style-name="Standard" style:list-style-name="L17">
      <style:text-properties fo:color="#000000" style:font-name="Liberation Serif" fo:font-size="12pt" fo:language="it" fo:country="IT" fo:font-weight="normal" officeooo:paragraph-rsid="0093842a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text-properties fo:color="#000000" style:font-name="Liberation Serif" fo:font-size="12pt" fo:language="it" fo:country="IT" fo:font-weight="bold" officeooo:paragraph-rsid="003de583" style:font-size-asian="10.5pt" style:font-weight-asian="bold" style:font-size-complex="12pt" style:font-weight-complex="bold"/>
    </style:style>
    <style:style style:name="P59" style:family="paragraph" style:parent-style-name="Standard" style:list-style-name="L17">
      <style:text-properties fo:color="#000000" style:font-name="Liberation Serif" fo:font-size="12pt" fo:language="it" fo:country="IT" fo:font-weight="bold" officeooo:paragraph-rsid="0094daf2" style:font-size-asian="12pt" style:font-weight-asian="bold" style:font-size-complex="12pt" style:font-weight-complex="bold"/>
    </style:style>
    <style:style style:name="P60" style:family="paragraph" style:parent-style-name="Standard" style:list-style-name="L17">
      <style:text-properties fo:color="#000000" style:font-name="Liberation Serif" fo:font-size="14pt" fo:language="it" fo:country="IT" fo:font-weight="bold" officeooo:paragraph-rsid="009395a4" style:font-size-asian="12.25pt" style:font-weight-asian="bold" style:font-size-complex="14pt" style:font-weight-complex="bold"/>
    </style:style>
    <style:style style:name="P61" style:family="paragraph" style:parent-style-name="Standard" style:list-style-name="L17">
      <style:text-properties fo:color="#000000" style:font-name="Liberation Serif" fo:font-size="14pt" fo:language="it" fo:country="IT" fo:font-weight="bold" officeooo:paragraph-rsid="0094daf2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Liberation Serif" fo:font-size="14pt" fo:language="it" fo:country="IT" fo:font-weight="bold" officeooo:paragraph-rsid="00932cd2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Monospace" fo:font-size="12pt" fo:language="it" fo:country="IT" fo:font-weight="normal" officeooo:paragraph-rsid="008c7325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Monospace" fo:font-size="12pt" fo:language="it" fo:country="IT" fo:font-weight="normal" officeooo:paragraph-rsid="0093842a" style:font-size-asian="12pt" style:font-weight-asian="normal" style:font-size-complex="12pt" style:font-weight-complex="normal"/>
    </style:style>
    <style:style style:name="P65" style:family="paragraph" style:parent-style-name="Standard" style:list-style-name="L5">
      <style:text-properties officeooo:paragraph-rsid="00407ef0"/>
    </style:style>
    <style:style style:name="P66" style:family="paragraph" style:parent-style-name="Standard" style:list-style-name="L5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text-properties fo:font-size="12pt" fo:language="it" fo:country="IT" fo:font-weight="normal" officeooo:paragraph-rsid="00407ef0" style:font-size-asian="10.5pt" style:font-weight-asian="normal" style:font-size-complex="12pt" style:font-weight-complex="normal"/>
    </style:style>
    <style:style style:name="P69" style:family="paragraph" style:parent-style-name="Standard" style:list-style-name="L6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70" style:family="paragraph" style:parent-style-name="Standard" style:list-style-name="L8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71" style:family="paragraph" style:parent-style-name="Standard" style:list-style-name="L9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it" fo:country="IT" fo:font-weight="normal" officeooo:paragraph-rsid="00997865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language="it" fo:country="IT" fo:font-weight="normal" officeooo:paragraph-rsid="0099cd98" style:font-size-asian="10.5pt" style:font-weight-asian="normal" style:font-size-complex="12pt" style:font-weight-complex="normal"/>
    </style:style>
    <style:style style:name="P74" style:family="paragraph" style:parent-style-name="Standard" style:list-style-name="L10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75" style:family="paragraph" style:parent-style-name="Standard" style:list-style-name="L11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76" style:family="paragraph" style:parent-style-name="Standard" style:list-style-name="L12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77" style:family="paragraph" style:parent-style-name="Standard" style:list-style-name="L13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text-properties fo:font-size="12pt" fo:language="it" fo:country="IT" fo:font-weight="bold" officeooo:paragraph-rsid="003cbe07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80" style:family="paragraph" style:parent-style-name="Standard" style:list-style-name="L16">
      <style:text-properties fo:font-size="12pt" fo:language="it" fo:country="IT" fo:font-weight="bold" officeooo:paragraph-rsid="008c7325" style:font-size-asian="12pt" style:font-weight-asian="bold" style:font-size-complex="12pt" style:font-weight-complex="bold"/>
    </style:style>
    <style:style style:name="P81" style:family="paragraph" style:parent-style-name="Standard" style:list-style-name="L6">
      <style:text-properties officeooo:paragraph-rsid="003cbe07"/>
    </style:style>
    <style:style style:name="P82" style:family="paragraph" style:parent-style-name="Standard" style:list-style-name="L6">
      <style:text-properties officeooo:paragraph-rsid="003de583"/>
    </style:style>
    <style:style style:name="P83" style:family="paragraph" style:parent-style-name="Standard" style:list-style-name="L7">
      <style:text-properties officeooo:paragraph-rsid="005c44a4"/>
    </style:style>
    <style:style style:name="P84" style:family="paragraph" style:parent-style-name="Standard" style:list-style-name="L7">
      <style:text-properties officeooo:paragraph-rsid="00421e38"/>
    </style:style>
    <style:style style:name="P85" style:family="paragraph" style:parent-style-name="Standard" style:list-style-name="L7">
      <style:text-properties officeooo:paragraph-rsid="0047f898"/>
    </style:style>
    <style:style style:name="P86" style:family="paragraph" style:parent-style-name="Standard" style:list-style-name="L8">
      <style:text-properties officeooo:paragraph-rsid="005c44a4"/>
    </style:style>
    <style:style style:name="P87" style:family="paragraph" style:parent-style-name="Standard" style:list-style-name="L9">
      <style:text-properties officeooo:paragraph-rsid="0047f898"/>
    </style:style>
    <style:style style:name="P88" style:family="paragraph" style:parent-style-name="Standard" style:list-style-name="L9">
      <style:text-properties fo:color="#ff0000" style:font-name="Monospace" fo:font-size="10pt" fo:language="it" fo:country="IT" fo:font-weight="normal" officeooo:paragraph-rsid="0047f898" style:font-size-asian="10pt" style:font-weight-asian="normal" style:font-size-complex="12pt" style:font-weight-complex="normal"/>
    </style:style>
    <style:style style:name="P89" style:family="paragraph" style:parent-style-name="Standard" style:list-style-name="L12">
      <style:text-properties officeooo:paragraph-rsid="006875fc"/>
    </style:style>
    <style:style style:name="P90" style:family="paragraph" style:parent-style-name="Standard" style:list-style-name="L13">
      <style:text-properties officeooo:paragraph-rsid="0070ffd0"/>
    </style:style>
    <style:style style:name="P91" style:family="paragraph" style:parent-style-name="Standard" style:list-style-name="L14">
      <style:text-properties officeooo:paragraph-rsid="008c7325"/>
    </style:style>
    <style:style style:name="P92" style:family="paragraph" style:parent-style-name="Standard" style:list-style-name="L15">
      <style:text-properties officeooo:paragraph-rsid="008c7325"/>
    </style:style>
    <style:style style:name="P93" style:family="paragraph" style:parent-style-name="Standard" style:list-style-name="L16">
      <style:text-properties officeooo:paragraph-rsid="008c7325"/>
    </style:style>
    <style:style style:name="P94" style:family="paragraph" style:parent-style-name="Standard" style:list-style-name="L17">
      <style:text-properties officeooo:paragraph-rsid="0093842a"/>
    </style:style>
    <style:style style:name="P95" style:family="paragraph" style:parent-style-name="Standard" style:list-style-name="L17">
      <style:text-properties officeooo:paragraph-rsid="0095b937"/>
    </style:style>
    <style:style style:name="P96" style:family="paragraph" style:parent-style-name="Standard" style:list-style-name="L18">
      <style:text-properties officeooo:paragraph-rsid="00932cd2"/>
    </style:style>
    <style:style style:name="P97" style:family="paragraph" style:parent-style-name="Standard" style:list-style-name="L18">
      <style:text-properties officeooo:paragraph-rsid="008c7325"/>
    </style:style>
    <style:style style:name="P98" style:family="paragraph" style:parent-style-name="Standard">
      <style:text-properties fo:font-style="normal" style:text-underline-style="none" officeooo:paragraph-rsid="00263426" style:font-style-asian="normal" style:font-style-complex="normal"/>
    </style:style>
    <style:style style:name="P99" style:family="paragraph" style:parent-style-name="Standard">
      <style:text-properties style:use-window-font-color="true" style:font-name="Liberation Serif" fo:font-size="12pt" fo:language="it" fo:country="IT" fo:font-weight="normal" officeooo:paragraph-rsid="0099cd98" style:font-size-asian="10.5pt" style:font-weight-asian="normal" style:font-size-complex="12pt" style:font-weight-complex="normal"/>
    </style:style>
    <style:style style:name="P100" style:family="paragraph" style:parent-style-name="Standard" style:list-style-name="L19">
      <style:text-properties officeooo:paragraph-rsid="0099cd98"/>
    </style:style>
    <style:style style:name="P101" style:family="paragraph" style:parent-style-name="Standard">
      <style:text-properties fo:font-weight="normal" style:font-weight-asian="normal" style:font-weight-complex="normal"/>
    </style:style>
    <style:style style:name="P102" style:family="paragraph" style:parent-style-name="Heading_20_1">
      <style:text-properties fo:font-size="14pt" fo:font-weight="bold" style:font-size-asian="12.25pt" style:font-weight-asian="bold" style:font-size-complex="14pt" style:font-weight-complex="bold"/>
    </style:style>
    <style:style style:name="P10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it" fo:country="IT" style:font-size-asian="10.5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10" style:family="text">
      <style:text-properties fo:color="#000000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11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2" style:family="text">
      <style:text-properties fo:color="#000000" style:font-name="Monospace" fo:font-size="12pt" fo:language="it" fo:country="IT" fo:font-weight="normal" style:font-size-asian="10.5pt" style:font-weight-asian="normal" style:font-size-complex="12pt" style:font-weight-complex="normal"/>
    </style:style>
    <style:style style:name="T13" style:family="text">
      <style:text-properties fo:color="#000000" style:font-name="Monospace" fo:font-size="12pt" fo:language="it" fo:country="I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/>
    </style:style>
    <style:style style:name="T15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language="it" fo:country="I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fo:language="it" fo:country="IT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Liberation Serif" fo:font-size="12pt" fo:language="it" fo:country="IT" fo:font-weight="bold" style:font-size-asian="10.5pt" style:font-weight-asian="bold" style:font-size-complex="12pt" style:font-weight-complex="bold"/>
    </style:style>
    <style:style style:name="T19" style:family="text">
      <style:text-properties fo:color="#000000" style:font-name="Liberation Serif" fo:font-size="12pt" fo:language="it" fo:country="IT" style:font-size-asian="10.5pt" style:font-size-complex="12pt"/>
    </style:style>
    <style:style style:name="T20" style:family="text">
      <style:text-properties fo:color="#000000" style:font-name="Liberation Serif" fo:font-size="12pt" style:font-size-asian="12pt" style:font-size-complex="12pt"/>
    </style:style>
    <style:style style:name="T21" style:family="text">
      <style:text-properties fo:color="#000000" style:font-name="Liberation Serif" fo:font-weight="bold" style:font-weight-asian="bold" style:font-weight-complex="bold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24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25" style:family="text">
      <style:text-properties fo:color="#7f0055" style:font-name="Monospace" fo:font-size="10pt" fo:font-weight="bold" style:font-size-asian="10pt" style:font-weight-asian="bold"/>
    </style:style>
    <style:style style:name="T26" style:family="text">
      <style:text-properties fo:color="#7f0055" style:font-name="Monospace" fo:font-size="10pt" style:font-size-asian="10pt" style:font-weight-complex="normal"/>
    </style:style>
    <style:style style:name="T27" style:family="text">
      <style:text-properties fo:color="#7f0055" style:font-name="Monospace" fo:font-size="10pt" fo:font-weight="bold" style:font-size-asian="10pt" style:font-weight-asian="bold"/>
    </style:style>
    <style:style style:name="T28" style:family="text">
      <style:text-properties fo:color="#7f0055" style:font-name="Monospace" fo:font-size="10pt" fo:font-weight="bold" style:font-size-asian="10pt" style:font-weight-asian="bold" style:font-size-complex="16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6a3e3e" style:font-name="Monospace" fo:font-size="10pt" style:font-size-asian="10pt"/>
    </style:style>
    <style:style style:name="T31" style:family="text">
      <style:text-properties fo:color="#6a3e3e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32" style:family="text">
      <style:text-properties fo:color="#ff0000" style:font-name="Liberation Serif" fo:font-size="16pt" style:font-size-asian="16pt" style:font-size-complex="16pt"/>
    </style:style>
    <style:style style:name="T33" style:family="text">
      <style:text-properties fo:color="#ff0000" style:font-name="Liberation Serif" fo:font-size="16pt" fo:language="it" fo:country="IT" fo:font-weight="normal" style:font-size-asian="16pt" style:font-weight-asian="normal" style:font-size-complex="16pt" style:font-weight-complex="normal"/>
    </style:style>
    <style:style style:name="T34" style:family="text">
      <style:text-properties fo:color="#1a1a1a" style:font-name="Monospace" fo:font-size="10pt" style:text-underline-style="none" style:font-size-asian="10pt"/>
    </style:style>
    <style:style style:name="T35" style:family="text">
      <style:text-properties fo:color="#0000c0" style:font-name="Monospace" fo:font-size="10pt" style:font-size-asian="10pt"/>
    </style:style>
    <style:style style:name="T36" style:family="text">
      <style:text-properties style:font-name="Monospace" fo:font-size="10pt" fo:font-weight="normal" style:font-size-asian="10pt" style:font-weight-asian="normal" style:font-size-complex="12pt" style:font-weight-complex="normal"/>
    </style:style>
    <style:style style:name="T37" style:family="text">
      <style:text-properties style:font-name="Monospace" fo:font-size="10pt" fo:font-weight="normal" style:font-size-asian="10pt" style:font-weight-asian="normal" style:font-weight-complex="normal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use-window-font-color="true" style:font-name="Liberation Serif"/>
    </style:style>
    <style:style style:name="T40" style:family="text">
      <style:text-properties style:use-window-font-color="true" style:font-name="Liberation Serif" fo:font-weight="bold" style:font-weight-asian="bold" style:font-weight-complex="bold"/>
    </style:style>
    <style:style style:name="T41" style:family="text">
      <style:text-properties style:use-window-font-color="true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42" style:family="text">
      <style:text-properties style:use-window-font-color="true" style:font-name="Liberation Serif" fo:font-size="12pt" fo:language="it" fo:country="IT" fo:font-weight="bold" style:font-size-asian="10.5pt" style:font-weight-asian="bold" style:font-size-complex="12pt" style:font-weight-complex="bold"/>
    </style:style>
    <style:style style:name="T43" style:family="text">
      <style:text-properties style:use-window-font-color="true" style:font-name="Liberation Serif" fo:font-size="12pt" fo:language="it" fo:country="IT" style:font-size-asian="10.5pt" style:font-size-complex="12pt"/>
    </style:style>
    <style:style style:name="T44" style:family="text">
      <style:text-properties fo:language="it" fo:country="I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3">Table of Contents</text:p>
          </text:index-title>
          <text:p text:style-name="P44"><text:a xlink:type="simple" xlink:href="#__RefHeading__2085_1682228419" text:style-name="Index_20_Link" text:visited-style-name="Index_20_Link">1 Design patterns utilizzati<text:tab/>1</text:a></text:p>
          <text:p text:style-name="P43"><text:a xlink:type="simple" xlink:href="#__RefHeading__2087_1682228419" text:style-name="Index_20_Link" text:visited-style-name="Index_20_Link">1.1 Model-View-Controller<text:tab/>1</text:a></text:p>
          <text:p text:style-name="P43"><text:a xlink:type="simple" xlink:href="#__RefHeading__2089_1682228419" text:style-name="Index_20_Link" text:visited-style-name="Index_20_Link">1.2 Command<text:tab/>1</text:a></text:p>
          <text:p text:style-name="P43"><text:a xlink:type="simple" xlink:href="#__RefHeading__2091_1682228419" text:style-name="Index_20_Link" text:visited-style-name="Index_20_Link">1.3 Observer – Observable<text:tab/>2</text:a></text:p>
          <text:p text:style-name="P43"><text:a xlink:type="simple" xlink:href="#__RefHeading__2093_1682228419" text:style-name="Index_20_Link" text:visited-style-name="Index_20_Link">1.4 Singleton<text:tab/>4</text:a></text:p>
          <text:p text:style-name="P43"><text:a xlink:type="simple" xlink:href="#__RefHeading__2095_1682228419" text:style-name="Index_20_Link" text:visited-style-name="Index_20_Link">1.5 Proxy<text:tab/>4</text:a></text:p>
          <text:p text:style-name="P43"><text:a xlink:type="simple" xlink:href="#__RefHeading__2097_1682228419" text:style-name="Index_20_Link" text:visited-style-name="Index_20_Link">1.6 State<text:tab/>5</text:a></text:p>
          <text:p text:style-name="P43"><text:a xlink:type="simple" xlink:href="#__RefHeading__2099_1682228419" text:style-name="Index_20_Link" text:visited-style-name="Index_20_Link">1.7 Iterator – iterable<text:tab/>5</text:a></text:p>
        </text:index-body>
      </text:table-of-content>
      <text:p text:style-name="P1"/>
      <text:p text:style-name="P1"/>
      <text:h text:style-name="P102" text:outline-level="1"><text:bookmark-start text:name="__RefHeading__2085_1682228419"/><text:s/>Design patterns utilizzati<text:bookmark-end text:name="__RefHeading__2085_1682228419"/></text:h>
      <text:p text:style-name="P1"/>
      <text:h text:style-name="Heading_20_2" text:outline-level="2"><text:bookmark-start text:name="__RefHeading__2087_1682228419"/><text:s/>Model-View-Controller<text:bookmark-end text:name="__RefHeading__2087_1682228419"/></text:h>
      <text:p text:style-name="P2"/>
      <text:p text:style-name="P3">Model: Contiene informazioni sullo stato dell'applicazione, e le entità che ne fanno parte.</text:p>
      <text:p text:style-name="P3">Controller: Contiene la logica dell'applicazione, in base all'input ricevuto effettua modifiche sullo stato (sul Model).</text:p>
      <text:p text:style-name="P3">View: <text:s/>Gestisce l'acquisizione dell'input (che sia il Server dall'utente, o il Client dal Server)</text:p>
      <text:p text:style-name="P2"/>
      <text:p text:style-name="P31">Il pattern viene impiegato sia nella struttura del Server che in quella del client. </text:p>
      <text:p text:style-name="P98">(v. capitolo Struttura generale - Perchè scegliere un doppio Model-View-Controller).</text:p>
      <text:p text:style-name="Standard"/>
      <text:h text:style-name="Heading_20_2" text:outline-level="2"><text:bookmark-start text:name="__RefHeading__2089_1682228419"/><text:s/>Command<text:bookmark-end text:name="__RefHeading__2089_1682228419"/></text:h>
      <text:p text:style-name="P15">Incapsula un'azione da eseguire, ponendola all'interno di un oggetto dedicato.</text:p>
      <text:p text:style-name="P16">[immagine: CommandPattern]</text:p>
      <text:p text:style-name="P15">Partecipanti: </text:p>
      <text:list xml:id="list1595775310083603111" text:style-name="L1">
        <text:list-item>
          <text:p text:style-name="P46"><text:span text:style-name="T3">Command :</text:span><text:span text:style-name="T1"> dichiara un'interfaccia per l'esecuzione di una operazione</text:span></text:p>
        </text:list-item>
        <text:list-item>
          <text:p text:style-name="P46"><text:span text:style-name="T3">ConcreteCommand :</text:span><text:span text:style-name="T1"> implementa l'interfaccia Command per eseguire una operazione; contiene il riferimento al Receiver</text:span></text:p>
        </text:list-item>
        <text:list-item>
          <text:p text:style-name="P46"><text:span text:style-name="T3">Receiver : </text:span><text:span text:style-name="T1">contiene le funzioni per eseguire le operazioni ordinate dal ConcreteCommand</text:span></text:p>
        </text:list-item>
        <text:list-item>
          <text:p text:style-name="P46"><text:span text:style-name="T3">Client:</text:span><text:span text:style-name="T1"> Crea un ConcreteCommand e gli fornisce un riferimento al receiver</text:span></text:p>
        </text:list-item>
        <text:list-item>
          <text:p text:style-name="P46"><text:span text:style-name="T3">Invoker :</text:span><text:span text:style-name="T1"> Invoca i metodi del ConcreteCommand, ordinandogli di eseguire l'azione richiesta sul Receiver</text:span></text:p>
        </text:list-item>
      </text:list>
      <text:p text:style-name="P16"/>
      <text:p text:style-name="P32">Il pattern costituisce il core della logica applicativa del turno di gioco; i ruoli delle classi nel pattern sono i seguenti:</text:p>
      <text:list xml:id="list3813881404047836690" text:style-name="L2">
        <text:list-item>
          <text:list>
            <text:list-header>
              <text:p text:style-name="P47"/>
            </text:list-header>
          </text:list>
        </text:list-item>
      </text:list>
      <text:list xml:id="list5573340666322124718" text:style-name="L3">
        <text:list-item>
          <text:p text:style-name="P49"><text:span text:style-name="T29">Command</text:span>: le interfacce:</text:p>
          <text:list>
            <text:list-item>
              <text:p text:style-name="P49">CellAction</text:p>
            </text:list-item>
            <text:list-item>
              <text:p text:style-name="P49">CardAction</text:p>
            </text:list-item>
            <text:list-item>
              <text:p text:style-name="P49">playerCommand</text:p>
            </text:list-item>
          </text:list>
          <text:p text:style-name="P49"><text:soft-page-break/></text:p>
        </text:list-item>
        <text:list-item>
          <text:p text:style-name="P49"><text:span text:style-name="T29">ConcreteCommand:</text:span> </text:p>
          <text:list>
            <text:list-item>
              <text:p text:style-name="P49">implementano CellAction : </text:p>
              <text:p text:style-name="P49">GetEscapeCardAction, GetSectorCardAction, NoCellAction</text:p>
            </text:list-item>
            <text:list-item>
              <text:p text:style-name="P49">implementano CardAction : </text:p>
              <text:p text:style-name="P49">NoiseAnywhere, NoiseAnywhereWithObject, NoiseHere, NoiseHereWithObject, Silence, SilenceWithObject, Escape, CanNotEscape, DrawObjectCard</text:p>
            </text:list-item>
            <text:list-item>
              <text:p text:style-name="P49">implementano ObjectCardAction: </text:p>
              <text:p text:style-name="P49">Adrenaline, Sedatives, Lights, Teleport, AttackOrder, Defense</text:p>
            </text:list-item>
          </text:list>
        </text:list-item>
      </text:list>
      <text:p text:style-name="P32"/>
      <text:list xml:id="list1865540003" text:continue-list="list3813881404047836690" text:style-name="L2">
        <text:list-item>
          <text:p text:style-name="P52">Invoker:</text:p>
          <text:list>
            <text:list-item>
              <text:p text:style-name="P48">TurnHandler, TurnHandlerAlien, TurnHandlerHuman</text:p>
            </text:list-item>
          </text:list>
        </text:list-item>
      </text:list>
      <text:list xml:id="list3058623292230324401" text:style-name="L4">
        <text:list-item>
          <text:list>
            <text:list-header>
              <text:p text:style-name="P50"/>
            </text:list-header>
          </text:list>
        </text:list-item>
        <text:list-item>
          <text:p text:style-name="P53">Receiver:</text:p>
          <text:list>
            <text:list-item>
              <text:p text:style-name="P50">Il Player, e le sue sottoclassi Human e Alien, che contengono i metodi setter per modificare il loro stato</text:p>
            </text:list-item>
            <text:list-item>
              <text:p text:style-name="P50">La GameMap, che contiene le posizioni dei Player</text:p>
              <text:p text:style-name="P50"/>
            </text:list-item>
          </text:list>
        </text:list-item>
        <text:list-item>
          <text:p text:style-name="P53">Client</text:p>
          <text:list>
            <text:list-item>
              <text:p text:style-name="P51">UserMessagesReporter, che crea il comando Movecommand e lo ritorna all'Invoker (TurnHandler)</text:p>
            </text:list-item>
            <text:list-item>
              <text:p text:style-name="P50">TurnHandler, che crea il comando DrawObjectCard</text:p>
            </text:list-item>
            <text:list-item>
              <text:p text:style-name="P50">Le SectorCard, che creano CardActions e le ritornano </text:p>
            </text:list-item>
            <text:list-item>
              <text:p text:style-name="P54">Le ObjectCard, <text:s/>che creano ObjectCardActions e le ritornano al TurnHandler</text:p>
            </text:list-item>
          </text:list>
        </text:list-item>
      </text:list>
      <text:p text:style-name="P15"/>
      <text:h text:style-name="Heading_20_2" text:outline-level="2"><text:bookmark-start text:name="__RefHeading__2091_1682228419"/><text:s/>Observer – Observable<text:bookmark-end text:name="__RefHeading__2091_1682228419"/></text:h>
      <text:p text:style-name="P17"/>
      <text:p text:style-name="P17">Definisce un legame tra l'oggetto Publisher e uno o più oggetti Subscriber. Quando il Publisher subisce una modifica del suo stato, tutti i Subscriber ricevono la notifica e possono compiere operazioni di aggiornamento.</text:p>
      <text:p text:style-name="P17"/>
      <text:p text:style-name="P18">Partecipanti:</text:p>
      <text:p text:style-name="P18"/>
      <text:list xml:id="list6180206937368003392" text:style-name="L5">
        <text:list-item>
          <text:p text:style-name="P66"><text:span text:style-name="T29">Subject:</text:span> Provvede un'interfaccia per aggiungere o escludere degli oggetti Observer</text:p>
        </text:list-item>
        <text:list-item>
          <text:p text:style-name="P66"><text:span text:style-name="T29">Observer :</text:span> definisce un'interfaccia per effettuare l'aggiornamento quando lo stato del Subject cambia.</text:p>
        </text:list-item>
        <text:list-item>
          <text:p text:style-name="P66"><text:span text:style-name="T29">ConcreteSubject :</text:span> implementa l'interfaccia Subject. Contiene le informazioni di interesse per i ConcreteObserver, e manda una notifica ai ConcreteObserver quando lo stato cambia.</text:p>
        </text:list-item>
        <text:list-item>
          <text:p text:style-name="P66"><text:span text:style-name="T29">ConcreteObserver:</text:span> mantiene un riferimento ai ConcreteSubject; implementa l'interfaccia Observer, per aggiornarsi quando lo stato dei ConcreteSubject cambia.</text:p>
        </text:list-item>
      </text:list>
      <text:p text:style-name="P19"/>
      <text:p text:style-name="P25">I casi in cui viene impiegato il pattern Observer-Observable sono:</text:p>
      <text:p text:style-name="P20"/>
      <text:p text:style-name="P79">Caso 1: </text:p>
      <text:p text:style-name="P73">Nel Server, il meccanismo Observer-Observable viene usato per gestire lo scambio di messaggi che sono asincroni rispetto alle richieste fatte dal Server al Client in un dato momento del gioco.<text:line-break/>In particolare, i messaggi asincroni gestiti in questo modo sono: </text:p>
      <text:list xml:id="list1011992511211571821" text:style-name="L19">
        <text:list-item>
          <text:list>
            <text:list-item>
              <text:p text:style-name="P100"><text:span text:style-name="T41">cambiare il proprio nome </text:span></text:p>
            </text:list-item>
            <text:list-item>
              <text:p text:style-name="P100"><text:soft-page-break/><text:span text:style-name="T41">mandare un messaggio di chat</text:span></text:p>
            </text:list-item>
            <text:list-item>
              <text:p text:style-name="P100"><text:span text:style-name="T41">richiedere la propria posizione attuale </text:span></text:p>
            </text:list-item>
            <text:list-item>
              <text:p text:style-name="P100"><text:span text:style-name="T41">richiedere il proprio nome attuale.</text:span></text:p>
              <text:p text:style-name="P100"><text:span text:style-name="T41"/></text:p>
            </text:list-item>
          </text:list>
        </text:list-item>
      </text:list>
      <text:p text:style-name="P101"><text:span text:style-name="T5">Nel Server, la classe</text:span><text:span text:style-name="T19"> </text:span><text:span text:style-name="T43">AsyncUserListener</text:span><text:span text:style-name="T43"> richiede di osservare la classe </text:span><text:span text:style-name="T43">MessagingChannelStrings,</text:span><text:span text:style-name="T44"> la <text:s/>quale</text:span><text:span text:style-name="T43"> aggiunge AsyncUserListener come Observer non a se stessa, ma a un oggetto della classe</text:span><text:span text:style-name="T43"> MessageCarrier</text:span><text:span text:style-name="T43">. </text:span></text:p>
      <text:p text:style-name="P72"><text:span text:style-name="T39">Quando arriva un messaggio dal Client al Server attraverso Socket, </text:span><text:span text:style-name="T40">MessagingChannelStrings</text:span><text:span text:style-name="T39"> lo pone nella coda da Server a Client, e poi ordina a </text:span><text:span text:style-name="T40">MessageCarrier</text:span><text:span text:style-name="T39"> di eseguire notifyObservers(). </text:span></text:p>
      <text:p text:style-name="P99">Quando arriva la notifica da MessageCarrier, <text:span text:style-name="T29">AsyncUserListener</text:span> controlla se il messaggio arrivato è uno di quelli che devono avere una risposta asincrona immediata, e in tal caso chiama i metodi di altre classi (GameMaster, UserMessagesReporter) che inviano la risposta.</text:p>
      <text:p text:style-name="P73"><text:span text:style-name="T39"/></text:p>
      <text:list xml:id="list7570308343726071023" text:style-name="L6">
        <text:list-item>
          <text:p text:style-name="P78">Subject : </text:p>
          <text:list>
            <text:list-item>
              <text:p text:style-name="P81"><text:span text:style-name="T1">interfaccia </text:span><text:span text:style-name="T8">MessagingChannelInterface,</text:span><text:span text:style-name="T12"> </text:span><text:span text:style-name="T15">con i metodi </text:span><text:span text:style-name="T23">public</text:span><text:span text:style-name="T8"> </text:span><text:span text:style-name="T25">void</text:span><text:span text:style-name="T8"> addObserver(Observer </text:span><text:span text:style-name="T30">o</text:span><text:span text:style-name="T8">) </text:span><text:span text:style-name="T15"><text:s/>e </text:span><text:span text:style-name="T23">public</text:span><text:span text:style-name="T8"> </text:span><text:span text:style-name="T25">void</text:span><text:span text:style-name="T8"> killConnection();</text:span></text:p>
            </text:list-item>
            <text:list-item>
              <text:p text:style-name="P55">interfaccia predefinita Observable</text:p>
            </text:list-item>
          </text:list>
        </text:list-item>
        <text:list-item>
          <text:p text:style-name="P69"><text:span text:style-name="T21">Observer:</text:span><text:span text:style-name="T14"> interfaccia predefinita Observer</text:span></text:p>
        </text:list-item>
        <text:list-item>
          <text:p text:style-name="P58">ConcreteSubject: </text:p>
          <text:list>
            <text:list-item>
              <text:p text:style-name="P82"><text:span text:style-name="T25">public</text:span><text:span text:style-name="T8"> </text:span><text:span text:style-name="T25">class</text:span><text:span text:style-name="T8"> MessagingChannelStrings </text:span><text:span text:style-name="T25">extends</text:span><text:span text:style-name="T8"> Observable </text:span><text:span text:style-name="T25">implements</text:span><text:span text:style-name="T8"> MessagingChannelInterface</text:span></text:p>
            </text:list-item>
            <text:list-item>
              <text:p text:style-name="P82"><text:span text:style-name="T25">public</text:span><text:span text:style-name="T8"> </text:span><text:span text:style-name="T25">class</text:span><text:span text:style-name="T8"> MessageCarrier </text:span><text:span text:style-name="T25">extends</text:span><text:span text:style-name="T8"> Observable</text:span><text:span text:style-name="T8"> </text:span></text:p>
            </text:list-item>
          </text:list>
        </text:list-item>
        <text:list-item>
          <text:p text:style-name="P81"><text:span text:style-name="T18">ConcreteObserver:</text:span><text:span text:style-name="T15"> </text:span><text:span text:style-name="T28">public</text:span><text:span text:style-name="T8"> </text:span><text:span text:style-name="T25">class</text:span><text:span text:style-name="T8"> AsyncUserListener </text:span><text:span text:style-name="T25">implements</text:span><text:span text:style-name="T8"> Observer</text:span></text:p>
          <text:p text:style-name="P69"/>
        </text:list-item>
      </text:list>
      <text:p text:style-name="P20"/>
      <text:p text:style-name="P28">Caso 2: </text:p>
      <text:p text:style-name="P40"><text:span text:style-name="T1">Nel Server, quando il Controller chiama </text:span><text:span text:style-name="T3">AnnouncerStrings</text:span><text:span text:style-name="T1"> per mandare un messaggio in broadcast ai Client connessi tramite Socket, AnnouncerStrings crea il messaggio appropriato a seconda del metodo chiamato, lo conserva nella sua variabile </text:span><text:span text:style-name="T8">String </text:span><text:span text:style-name="T35">message</text:span><text:span text:style-name="T1"> e esegue </text:span><text:span text:style-name="T9">notifyObservers();</text:span></text:p>
      <text:p text:style-name="P40"><text:span text:style-name="T15">Tutti gli oggetti di tipo </text:span><text:span text:style-name="T18">Connection</text:span><text:span text:style-name="T15"> associati ai vari Client vengono notificati; <text:s/>eseguono quindi </text:span><text:span text:style-name="T31">announcerStrings</text:span><text:span text:style-name="T8">.getMessage()</text:span><text:span text:style-name="T20"> e inviano il messaggio ai Client sul Socket.</text:span></text:p>
      <text:p text:style-name="P24"/>
      <text:list xml:id="list1449553345011333013" text:style-name="L7">
        <text:list-item>
          <text:p text:style-name="P83"><text:span text:style-name="T3">Subject: </text:span><text:span text:style-name="T15">interfaccia predefinita Observable</text:span></text:p>
        </text:list-item>
      </text:list>
      <text:list xml:id="list4769447084585951800" text:style-name="L8">
        <text:list-item>
          <text:p text:style-name="P70"><text:span text:style-name="T29">Observer :</text:span><text:span text:style-name="T14">interfaccia predefinita Observer</text:span></text:p>
        </text:list-item>
        <text:list-item>
          <text:p text:style-name="P86"><text:span text:style-name="T3">ConcreteSubject : </text:span><text:span text:style-name="T24">public</text:span><text:span text:style-name="T8"> </text:span><text:span text:style-name="T25">class</text:span><text:span text:style-name="T8"> AnnouncerStrings </text:span><text:span text:style-name="T25">extends</text:span><text:span text:style-name="T8"> Observable </text:span></text:p>
        </text:list-item>
        <text:list-item>
          <text:p text:style-name="P86"><text:span text:style-name="T3">ConcreteObserver :</text:span><text:span text:style-name="T1"> </text:span><text:span text:style-name="T25">public</text:span><text:span text:style-name="T8"> </text:span><text:span text:style-name="T25">class</text:span><text:span text:style-name="T8"> Connection </text:span><text:span text:style-name="T25">implements</text:span><text:span text:style-name="T8"> Observer</text:span></text:p>
        </text:list-item>
      </text:list>
      <text:p text:style-name="P20"/>
      <text:p text:style-name="P29">Caso 3: </text:p>
      <text:p text:style-name="P22">Nel Client, la classe <text:span text:style-name="T29">Updater</text:span>, all'interno del Controller, osserva la classe <text:span text:style-name="T29">ClientSocketChannel</text:span> nella Connection, che riceve i messaggi (le stringhe) inviate dal Server.</text:p>
      <text:p text:style-name="P22">Quando un messaggio arriva, l'Updater viene notificato, e invoca il metodo processMessage(message); questo metodo provocherà dei cambiamenti nella View e/o nel Model, a seconda del messaggio</text:p>
      <text:p text:style-name="P21"/>
      <text:list xml:id="list634347624" text:continue-list="list1449553345011333013" text:style-name="L7">
        <text:list-item>
          <text:p text:style-name="P84"><text:span text:style-name="T3">Subject: </text:span><text:span text:style-name="T15">interfaccia predefinita Observable</text:span></text:p>
        </text:list-item>
      </text:list>
      <text:list xml:id="list821291392" text:continue-list="list6180206937368003392" text:style-name="L5">
        <text:list-item>
          <text:p text:style-name="P67"><text:span text:style-name="T29">Observer :</text:span><text:span text:style-name="T14">interfaccia predefinita Observer</text:span></text:p>
        </text:list-item>
        <text:list-item>
          <text:p text:style-name="P65"><text:span text:style-name="T3">ConcreteSubject : </text:span><text:span text:style-name="T23">public</text:span><text:span text:style-name="T8"> </text:span><text:span text:style-name="T25">class</text:span><text:span text:style-name="T8"> ClientSocketChannel </text:span><text:span text:style-name="T25">extends</text:span><text:span text:style-name="T8"> Observable</text:span></text:p>
        </text:list-item>
        <text:list-item>
          <text:p text:style-name="P65"><text:span text:style-name="T3">ConcreteObserver :</text:span><text:span text:style-name="T1"> </text:span><text:span text:style-name="T23">public</text:span><text:span text:style-name="T8"> </text:span><text:span text:style-name="T25">abstract</text:span><text:span text:style-name="T8"> </text:span><text:span text:style-name="T25">class</text:span><text:span text:style-name="T8"> Updater </text:span><text:span text:style-name="T25">implements</text:span><text:span text:style-name="T8"> Observer</text:span></text:p>
          <text:p text:style-name="P68"><text:soft-page-break/></text:p>
        </text:list-item>
      </text:list>
      <text:p text:style-name="P30">Caso 4:</text:p>
      <text:p text:style-name="P26">Nel Client, la classe <text:span text:style-name="T29">SmartSwingView</text:span>, all'interno del package view.gui, osserva la classe <text:span text:style-name="T29">ModelForGUI</text:span> nel package model. </text:p>
      <text:p text:style-name="P27">Il Controller (più precisamente, la classe Updater) effettua una serie di modifiche in ModelForGUI, <text:s/>dopodichè invoca il metodo :</text:p>
      <text:p text:style-name="P39"><text:span text:style-name="T1"><text:s/></text:span><text:span text:style-name="T25">public</text:span><text:span text:style-name="T8"> </text:span><text:span text:style-name="T25">void</text:span><text:span text:style-name="T8"> finishedUpdating() {...notifyObservers();}, </text:span><text:span text:style-name="T20">e in risposta la SwingView aggiorna i suoi pannelli estraendo i dati del ModelForGUI.</text:span></text:p>
      <text:p text:style-name="P23"><text:s/></text:p>
      <text:list xml:id="list1619620081" text:continue-list="list634347624" text:style-name="L7">
        <text:list-item>
          <text:p text:style-name="P85"><text:span text:style-name="T3">Subject:</text:span><text:span text:style-name="T1"> </text:span><text:span text:style-name="T15">interfaccia predefinita Observable</text:span></text:p>
        </text:list-item>
      </text:list>
      <text:list xml:id="list6885597611369498101" text:style-name="L9">
        <text:list-item>
          <text:p text:style-name="P71"><text:span text:style-name="T29">Observer : </text:span><text:span text:style-name="T14">interfaccia predefinita Observer</text:span></text:p>
        </text:list-item>
        <text:list-item>
          <text:p text:style-name="P87"><text:span text:style-name="T3">ConcreteSubject :</text:span><text:span text:style-name="T1"> </text:span><text:span text:style-name="T23">public</text:span><text:span text:style-name="T9"> </text:span><text:span text:style-name="T23">class</text:span><text:span text:style-name="T9"> ModelForGUI </text:span><text:span text:style-name="T23">extends</text:span><text:span text:style-name="T9"> Observable</text:span></text:p>
        </text:list-item>
        <text:list-item>
          <text:p text:style-name="P87"><text:span text:style-name="T3">ConcreteObserver: </text:span><text:span text:style-name="T25">public</text:span><text:span text:style-name="T8"> </text:span><text:span text:style-name="T25">class</text:span><text:span text:style-name="T8"> SmartSwingView </text:span><text:span text:style-name="T25">extends</text:span><text:span text:style-name="T8"> DumbSwingView </text:span><text:span text:style-name="T25">implements</text:span><text:span text:style-name="T8"> </text:span><text:span text:style-name="T34">Observer</text:span></text:p>
          <text:p text:style-name="P88"/>
        </text:list-item>
      </text:list>
      <text:p text:style-name="P23"/>
      <text:p text:style-name="P23"/>
      <text:h text:style-name="Heading_20_2" text:outline-level="2"><text:bookmark-start text:name="__RefHeading__2093_1682228419"/><text:s/>Singleton<text:bookmark-end text:name="__RefHeading__2093_1682228419"/></text:h>
      <text:p text:style-name="P4"/>
      <text:p text:style-name="P5">Assicura che una classe possa istanziare un solo oggetto, e provvede un unico punto di accesso.</text:p>
      <text:p text:style-name="P5"/>
      <text:p text:style-name="P5">Partecipanti: </text:p>
      <text:list xml:id="list8051587424740827455" text:style-name="L10">
        <text:list-item>
          <text:p text:style-name="P74"><text:span text:style-name="T29">Singleton:</text:span> definisce un'operazione che permette di creare un'unica istanza di un oggetto, e di accedervi.</text:p>
        </text:list-item>
      </text:list>
      <text:p text:style-name="P5"/>
      <text:p text:style-name="P7">Elenco di Singleton:</text:p>
      <text:list xml:id="list4564666328874447474" text:style-name="L11">
        <text:list-item>
          <text:p text:style-name="P75">Nel Server, la classe che costruisce il Server per gestire le connessioni con i Client attraverso Socket.</text:p>
        </text:list-item>
      </text:list>
      <text:p text:style-name="P41"><text:span text:style-name="T23"><text:tab/>public</text:span><text:span text:style-name="T9"> </text:span><text:span text:style-name="T23">class</text:span><text:span text:style-name="T9"> </text:span><text:span text:style-name="T10">ServerSocketCore</text:span><text:span text:style-name="T9"> , </text:span><text:span text:style-name="T16">con i metodi </text:span></text:p>
      <text:p text:style-name="P41"><text:span text:style-name="T9"><text:tab/></text:span><text:span text:style-name="T25">public</text:span><text:span text:style-name="T8"> </text:span><text:span text:style-name="T25">static</text:span><text:span text:style-name="T8"> ServerSocketCore createServerInstance(GlobalSettings </text:span><text:span text:style-name="T30">locals</text:span><text:span text:style-name="T8">)</text:span></text:p>
      <text:p text:style-name="P41"><text:span text:style-name="T8"><text:tab/>e </text:span><text:span text:style-name="T25">public</text:span><text:span text:style-name="T8"> </text:span><text:span text:style-name="T25">static</text:span><text:span text:style-name="T8"> ServerSocketCore getServerInstance()</text:span></text:p>
      <text:p text:style-name="P36"/>
      <text:p text:style-name="P35"/>
      <text:list xml:id="list1823962414082789788" text:style-name="L12">
        <text:list-item>
          <text:p text:style-name="P76">Nel Server, allo stesso modo, la classe che gestisce le connessioni con i Client attraverso RMI.</text:p>
          <text:p text:style-name="P89"><text:span text:style-name="T23">public</text:span><text:span text:style-name="T8"> </text:span><text:span text:style-name="T25">class</text:span><text:span text:style-name="T8"> </text:span><text:span text:style-name="T11">ServerRMICore</text:span><text:span text:style-name="T13">, </text:span><text:span text:style-name="T16">con il metodo</text:span></text:p>
          <text:p text:style-name="P89"><text:span text:style-name="T23">public</text:span><text:span text:style-name="T8"> </text:span><text:span text:style-name="T25">static</text:span><text:span text:style-name="T8"> ServerRMICore getServerInstance(GlobalSettings </text:span><text:span text:style-name="T30">locals</text:span><text:span text:style-name="T8">)</text:span></text:p>
        </text:list-item>
      </text:list>
      <text:p text:style-name="P38"/>
      <text:h text:style-name="Heading_20_2" text:outline-level="2"><text:bookmark-start text:name="__RefHeading__2095_1682228419"/><text:s/>Proxy<text:bookmark-end text:name="__RefHeading__2095_1682228419"/></text:h>
      <text:p text:style-name="P6"/>
      <text:p text:style-name="P6"/>
      <text:p text:style-name="P8">Un oggetto agisce da intermediario e/o sostituto per un altro oggetto. Le ragioni possono essere varie (evitare l'istanziazione di un oggetto pesante in termini di risorse, controllare l'accesso a un oggetto, gestire alcune richieste in un contesto locale invece di richiedere di gestirle in remoto, etc.)</text:p>
      <text:p text:style-name="P8"/>
      <text:p text:style-name="P9">In particolare, un <text:span text:style-name="T29">remote proxy</text:span> fornisce un rappresentante locale per un oggetto remoto.</text:p>
      <text:p text:style-name="P9"/>
      <text:p text:style-name="P10"><text:soft-page-break/>Partecipanti:</text:p>
      <text:list xml:id="list2457205869442424326" text:style-name="L13">
        <text:list-item>
          <text:p text:style-name="P77"><text:span text:style-name="T29">Subject:</text:span> l'interfaccia comune al Proxy e al Real Subject</text:p>
        </text:list-item>
        <text:list-item>
          <text:p text:style-name="P77"><text:span text:style-name="T29">Proxy:</text:span> implementa l'interfaccia Subject (può quindi essere usato al posto del Real Subject); mantiene un riferimento al Real Subject (può inviargli richieste se occorre).</text:p>
        </text:list-item>
        <text:list-item>
          <text:p text:style-name="P77"><text:span text:style-name="T29">Real Subject</text:span>: l'oggetto rappresentato dal Proxy</text:p>
        </text:list-item>
      </text:list>
      <text:p text:style-name="P11"/>
      <text:p text:style-name="P11">Utilizzo:</text:p>
      <text:p text:style-name="P12">Nella comunicazione Client-Server di tipo RMI, <text:s/>è un oggetto locale sul client che è in grado di inviare al Server delle richieste, e inoltre invia al Server un riferimento a se stesso, provvedendo così all'autenticazione.</text:p>
      <text:p text:style-name="P13">Qui è presente una sottile variazione sul tema rispetto al proxy standard, dato che la funzionalità di autenticazione è fornita attraverso metodi overloaded, in modo da semplificare il compito del chiamante.</text:p>
      <text:list xml:id="list1315828515" text:continue-numbering="true" text:style-name="L13">
        <text:list-item>
          <text:p text:style-name="P90"><text:span text:style-name="T4">Subject:</text:span><text:span text:style-name="T2"> </text:span><text:span text:style-name="T25">public</text:span><text:span text:style-name="T8"> </text:span><text:span text:style-name="T25">interface</text:span><text:span text:style-name="T8"> ServerRemoteInterface. </text:span><text:span text:style-name="T20">Definisce tutti i metodi che il client può invocare sul Server da remoto.</text:span></text:p>
        </text:list-item>
        <text:list-item>
          <text:p text:style-name="P90"><text:span text:style-name="T4">Proxy:</text:span><text:span text:style-name="T2"> </text:span><text:span text:style-name="T25">public</text:span><text:span text:style-name="T8"> </text:span><text:span text:style-name="T25">class</text:span><text:span text:style-name="T8"> ProxyToServer </text:span><text:span text:style-name="T25">implements</text:span><text:span text:style-name="T8"> </text:span><text:span text:style-name="T34">ServerRemoteInterface</text:span></text:p>
        </text:list-item>
        <text:list-item>
          <text:p text:style-name="P90"><text:span text:style-name="T4">Real Subject</text:span><text:span text:style-name="T2">: </text:span><text:span text:style-name="T25">public</text:span><text:span text:style-name="T8"> </text:span><text:span text:style-name="T25">class</text:span><text:span text:style-name="T8"> ServerRMICore </text:span><text:span text:style-name="T25">implements</text:span><text:span text:style-name="T8"> ServerRemoteInterface</text:span></text:p>
        </text:list-item>
      </text:list>
      <text:p text:style-name="P11"/>
      <text:p text:style-name="P11"/>
      <text:h text:style-name="Heading_20_2" text:outline-level="2"><text:bookmark-start text:name="__RefHeading__2097_1682228419"/><text:s/>State<text:bookmark-end text:name="__RefHeading__2097_1682228419"/></text:h>
      <text:p text:style-name="P14"/>
      <text:p text:style-name="P14">Permette a un oggetto di cambiare il proprio comportamento quando il proprio stato interno cambia, usando diverse classi.</text:p>
      <text:p text:style-name="P14"/>
      <text:p text:style-name="P14">Partecipanti:</text:p>
      <text:p text:style-name="P14"><text:span text:style-name="T29">Context:</text:span> questo oggetto mantiene un riferimento a un oggetto ConcreteState, che definisce lo stato corrente.</text:p>
      <text:p text:style-name="P14"><text:span text:style-name="T29">State : </text:span>interfaccia / superclasse per i differenti ConcreteState</text:p>
      <text:p text:style-name="P14"><text:span text:style-name="T29">ConcreteState:</text:span> sottoclassi di State; ciascuna definisce un diverso comportamento.</text:p>
      <text:p text:style-name="P14"/>
      <text:p text:style-name="P14">Impiego:</text:p>
      <text:p text:style-name="P14"/>
      <text:p text:style-name="P14">Nel Server, esistono gli strumenti per generare una mappa manualmente, inserendo le celle e i loro tipi in linea di comando (package server.model.gamemap.qdgenerator).</text:p>
      <text:p text:style-name="P14"/>
      <text:p text:style-name="P14">Ruoli:</text:p>
      <text:p text:style-name="P14"/>
      <text:list xml:id="list7420796823512092749" text:style-name="L14">
        <text:list-item>
          <text:p text:style-name="P91"><text:span text:style-name="T4">Context: </text:span><text:span text:style-name="T25">public</text:span><text:span text:style-name="T8"> </text:span><text:span text:style-name="T25">class</text:span><text:span text:style-name="T8"> CommandLine,</text:span></text:p>
        </text:list-item>
      </text:list>
      <text:p text:style-name="P42"><text:span text:style-name="T2"><text:tab/>che all'interno del metodo </text:span><text:span text:style-name="T8">addCellsData()</text:span></text:p>
      <text:p text:style-name="P42"><text:span text:style-name="T2"><text:tab/>ha il riferimento </text:span><text:span text:style-name="T8">CellAcquirer </text:span><text:span text:style-name="T30">current</text:span><text:span text:style-name="T8"> = </text:span><text:span text:style-name="T25">new</text:span><text:span text:style-name="T8"> SafeCellAcquirer();</text:span></text:p>
      <text:p text:style-name="P14"><text:s text:c="2"/></text:p>
      <text:list xml:id="list920639317154475480" text:style-name="L15">
        <text:list-item>
          <text:p text:style-name="P92"><text:span text:style-name="T4">State :</text:span><text:span text:style-name="T2"> </text:span><text:span text:style-name="T25">public</text:span><text:span text:style-name="T8"> </text:span><text:span text:style-name="T25">abstract</text:span><text:span text:style-name="T8"> </text:span><text:span text:style-name="T25">class</text:span><text:span text:style-name="T8"> CellAcquirer</text:span></text:p>
        </text:list-item>
      </text:list>
      <text:p text:style-name="P37"/>
      <text:list xml:id="list8340330482279521838" text:style-name="L16">
        <text:list-item>
          <text:p text:style-name="P80">ConcreteState: </text:p>
          <text:list>
            <text:list-item>
              <text:p text:style-name="P93"><text:span text:style-name="T23">public</text:span><text:span text:style-name="T8"> </text:span><text:span text:style-name="T25">class</text:span><text:span text:style-name="T8"> HumanStartingCellAcquirer </text:span><text:span text:style-name="T25">extends</text:span><text:span text:style-name="T8"> CellAcquirer</text:span></text:p>
            </text:list-item>
            <text:list-item>
              <text:p text:style-name="P93"><text:span text:style-name="T23">public</text:span><text:span text:style-name="T8"> </text:span><text:span text:style-name="T25">class</text:span><text:span text:style-name="T8"> AlienStartingCellAcquirer </text:span><text:span text:style-name="T25">extends</text:span><text:span text:style-name="T8"> CellAcquirer</text:span></text:p>
            </text:list-item>
            <text:list-item>
              <text:p text:style-name="P93"><text:soft-page-break/><text:span text:style-name="T23">public</text:span><text:span text:style-name="T8"> </text:span><text:span text:style-name="T25">class</text:span><text:span text:style-name="T8"> EscapeCellAcquirer </text:span><text:span text:style-name="T25">extends</text:span><text:span text:style-name="T8"> CellAcquirer</text:span></text:p>
            </text:list-item>
            <text:list-item>
              <text:p text:style-name="P93"><text:span text:style-name="T23">public</text:span><text:span text:style-name="T8"> </text:span><text:span text:style-name="T25">class</text:span><text:span text:style-name="T8"> SafeCellAcquirer </text:span><text:span text:style-name="T25">extends</text:span><text:span text:style-name="T8"> CellAcquirer</text:span></text:p>
            </text:list-item>
            <text:list-item>
              <text:p text:style-name="P93"><text:span text:style-name="T23">public</text:span><text:span text:style-name="T8"> </text:span><text:span text:style-name="T25">class</text:span><text:span text:style-name="T8"> DangerousCellAcquirer </text:span><text:span text:style-name="T25">extends</text:span><text:span text:style-name="T8"> CellAcquirer</text:span></text:p>
            </text:list-item>
          </text:list>
        </text:list-item>
      </text:list>
      <text:p text:style-name="P14"/>
      <text:h text:style-name="Heading_20_2" text:outline-level="2"><text:bookmark-start text:name="__RefHeading__2099_1682228419"/><text:s/>Iterator – iterable<text:bookmark-end text:name="__RefHeading__2099_1682228419"/></text:h>
      <text:p text:style-name="P34"/>
      <text:p text:style-name="P34">Il metodo Iterator ritorna un oggetto “iterator” che permette di attraversare gli elementi di una collezione.</text:p>
      <text:p text:style-name="P34"/>
      <text:p text:style-name="P34">Partecipanti:</text:p>
      <text:p text:style-name="P62"><text:span text:style-name="T7"/></text:p>
      <text:list xml:id="list7146404730215710401" text:style-name="L18">
        <text:list-item>
          <text:p text:style-name="P96"><text:span text:style-name="T17">Iterator</text:span><text:span text:style-name="T16">: interfaccia che definisce i metodi per attraversare una collezione di elementi: next(), hasNext(), remove()</text:span></text:p>
        </text:list-item>
        <text:list-item>
          <text:p text:style-name="P97"><text:span text:style-name="T17">Iterable</text:span><text:span text:style-name="T16">: interfaccia che definisce il metodo iterator(), che ritorna un oggetto Iterator</text:span></text:p>
        </text:list-item>
        <text:list-item>
          <text:p text:style-name="P96"><text:span text:style-name="T17">Concrete Iterator :</text:span><text:span text:style-name="T16"> Implementa l'interfaccia Iterator, <text:s/>è in grado di percorrere gli elementi di una collezione.</text:span></text:p>
        </text:list-item>
        <text:list-item>
          <text:p text:style-name="P96"><text:span text:style-name="T17">Concrete Iterable: </text:span><text:span text:style-name="T16">Implementa l'interfaccia Iterable, può quindi creare un'oggetto Concrete Iterator.</text:span></text:p>
        </text:list-item>
      </text:list>
      <text:p text:style-name="P33"><text:span text:style-name="T6"/></text:p>
      <text:p text:style-name="P34"/>
      <text:p text:style-name="P34">Impiego:</text:p>
      <text:p text:style-name="P34"/>
      <text:p text:style-name="P62"><text:span text:style-name="T6">La classe mapLoader permette di caricare la mappa di gioco da un file. La mappa di gioco è memorizzata come file Json, contenente le proprietà di base (nome, dimensioni) e un array con la posizione e il tipo di ciascuna casella.</text:span></text:p>
      <text:p text:style-name="P62"><text:span text:style-name="T6">Il mapLoader deve essere il più possibile indipendente da come poi la mappa sarà effettivamente immagazzinata negli oggetti che la utilizzano (server model / schermata di swing). Per fare questo, mapLoader è Iterable, e fornisce un iterator sulle celle esagonali caricate da file.</text:span></text:p>
      <text:p text:style-name="P34"/>
      <text:p text:style-name="P34">Ruoli delle classi:</text:p>
      <text:p text:style-name="P34"/>
      <text:list xml:id="list7331923325634374715" text:style-name="L17">
        <text:list-item>
          <text:p text:style-name="P60"><text:span text:style-name="T7">Iterator:</text:span><text:span text:style-name="T6"> l'interfaccia predefinita <text:s/></text:span><text:span text:style-name="T36">Iterator&lt;&gt;</text:span></text:p>
        </text:list-item>
      </text:list>
      <text:p text:style-name="P34"/>
      <text:list xml:id="list524218968" text:continue-numbering="true" text:style-name="L17">
        <text:list-item>
          <text:p text:style-name="P61"><text:span text:style-name="T7">Iterable:</text:span><text:span text:style-name="T6"> <text:s/>l'interfaccia predefinita <text:s/></text:span><text:span text:style-name="T36">Iterable&lt;&gt;</text:span></text:p>
        </text:list-item>
      </text:list>
      <text:p text:style-name="P63"/>
      <text:list xml:id="list61079231" text:continue-numbering="true" text:style-name="L17">
        <text:list-item>
          <text:p text:style-name="P59">Concrete Iterator: <text:span text:style-name="T26">public class</text:span><text:span text:style-name="T37"> MapIterator </text:span><text:span text:style-name="T26">implements</text:span><text:span text:style-name="T37"> Iterator&lt;Cell&gt;,</text:span></text:p>
          <text:p text:style-name="P95"><text:span text:style-name="T16">che contiene i metodi: </text:span><text:span text:style-name="T9"><text:s/></text:span><text:span text:style-name="T25">boolean</text:span><text:span text:style-name="T8"> hasNext()</text:span><text:span text:style-name="T23">, </text:span><text:span text:style-name="T8">Cell next()</text:span><text:span text:style-name="T23">,</text:span><text:span text:style-name="T16"> e </text:span><text:span text:style-name="T25">void</text:span><text:span text:style-name="T8"> remove() </text:span><text:span text:style-name="T16">(quest'ultimo non ha nessun effetto)</text:span></text:p>
        </text:list-item>
      </text:list>
      <text:p text:style-name="P64"/>
      <text:list xml:id="list1327035441" text:continue-numbering="true" text:style-name="L17">
        <text:list-item>
          <text:p text:style-name="P94"><text:span text:style-name="T17">Concrete Iterable:</text:span><text:span text:style-name="T13"> </text:span><text:span text:style-name="T23">public class</text:span><text:span text:style-name="T9"> MapLoader </text:span><text:span text:style-name="T23">implements</text:span><text:span text:style-name="T9"> Iterable&lt;Cell&gt;,</text:span></text:p>
          <text:p text:style-name="P57">contiene il metodo <text:span text:style-name="T25">public</text:span> <text:span text:style-name="T38">MapIterator iterator(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5T11:55:35</dc:date>
    <meta:editing-duration>PT6H14M26S</meta:editing-duration>
    <meta:editing-cycles>119</meta:editing-cycles>
    <meta:generator>LibreOffice/4.0.4.2$Linux_X86_64 LibreOffice_project/400m0$Build-2</meta:generator>
    <dc:creator>Andrea </dc:creator>
    <meta:document-statistic meta:table-count="0" meta:image-count="0" meta:object-count="0" meta:page-count="6" meta:paragraph-count="165" meta:word-count="1565" meta:character-count="11289" meta:non-whitespace-character-count="9922"/>
  </office:meta>
</office:document-meta>
</file>